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ViewControllers( ViewControl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AsyncSupport( AsyncSupport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Formatters( Format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dHandlerExceptionResolvers( List &lt; HandlerExceptionResolver &gt;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HandlerExceptionResolvers( List &lt; HandlerExceptionResolver &gt;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ReturnValueHandlers( List &lt; HandlerMethodReturnValueHandler &gt;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ArgumentResolvers( List &lt; HandlerMethodArgumentResolver &gt;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CorsMappings( Cors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DefaultServletHandling( DefaultServletHandl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MessageCod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eContentNegotiation( ContentNegotiation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Interceptors( Intercepto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